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&lt;0.05" style:apply-style-name="cf2"/>
    </style:style>
    <style:style style:name="ce4" style:family="table-cell" style:parent-style-name="Default" style:data-style-name="N15">
      <style:map style:condition="of:cell-content()&lt;0.05" style:apply-style-name="cf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ggregated_statistics_qt_CodeBE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6" table:default-cell-style-name="ce1" table:visibility="collapse"/>
        <table:table-column table:style-name="co2" table:number-columns-repeated="5" table:default-cell-style-name="ce1"/>
        <table:table-column table:style-name="co2" table:number-columns-repeated="6" table:default-cell-style-name="ce1" table:visibility="collapse"/>
        <table:table-column table:style-name="co3" table:number-columns-repeated="12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ECE_bins_15_interactive</text:p>
          </table:table-cell>
          <table:table-cell office:value-type="string" table:style-name="ce1">
            <text:p>MCE_bins_15_interactive</text:p>
          </table:table-cell>
          <table:table-cell office:value-type="string" table:style-name="ce1">
            <text:p>ECE_bins_15</text:p>
          </table:table-cell>
          <table:table-cell office:value-type="string" table:style-name="ce1">
            <text:p>MCE_bins_15</text:p>
          </table:table-cell>
          <table:table-cell office:value-type="string" table:style-name="ce1">
            <text:p>uncalibrated_bins_50_interactive_True_ece vs p_calibrated_inv_ps_bins_50_interactive_True_ece</text:p>
          </table:table-cell>
          <table:table-cell office:value-type="string" table:style-name="ce1">
            <text:p>uncalibrated_bins_50_interactive_True_netcal_ece vs p_calibrated_inv_ps_bins_50_interactive_True_netcal_ece</text:p>
          </table:table-cell>
          <table:table-cell office:value-type="string" table:style-name="ce1">
            <text:p>uncalibrated_bins_50_interactive_True_mce vs p_calibrated_inv_ps_bins_50_interactive_True_mce</text:p>
          </table:table-cell>
          <table:table-cell office:value-type="string" table:style-name="ce1">
            <text:p>uncalibrated_bins_50_interactive_False_ece vs p_calibrated_inv_ps_bins_50_interactive_False_ece</text:p>
          </table:table-cell>
          <table:table-cell office:value-type="string" table:style-name="ce1">
            <text:p>uncalibrated_bins_50_interactive_False_netcal_ece vs p_calibrated_inv_ps_bins_50_interactive_False_netcal_ece</text:p>
          </table:table-cell>
          <table:table-cell office:value-type="string" table:style-name="ce1">
            <text:p>uncalibrated_bins_50_interactive_False_mce vs p_calibrated_inv_ps_bins_50_interactive_False_mce</text:p>
          </table:table-cell>
          <table:table-cell office:value-type="string" table:style-name="ce1">
            <text:p>Brier</text:p>
          </table:table-cell>
          <table:table-cell office:value-type="string" table:style-name="ce1">
            <text:p>ECE_bins_15_interactive_temp</text:p>
          </table:table-cell>
          <table:table-cell office:value-type="string" table:style-name="ce1">
            <text:p>MCE_bins_15_interactive_temp</text:p>
          </table:table-cell>
          <table:table-cell office:value-type="string" table:style-name="ce1">
            <text:p>ECE_bins_15_temp</text:p>
          </table:table-cell>
          <table:table-cell office:value-type="string" table:style-name="ce1">
            <text:p>MCE_bins_15_temp</text:p>
          </table:table-cell>
          <table:table-cell office:value-type="string" table:style-name="ce1">
            <text:p>uncalibrated_bins_50_interactive_True_ece vs p_calibrated_nts_bins_50_interactive_True_ece</text:p>
          </table:table-cell>
          <table:table-cell office:value-type="string" table:style-name="ce1">
            <text:p>uncalibrated_bins_50_interactive_True_netcal_ece vs p_calibrated_nts_bins_50_interactive_True_netcal_ece</text:p>
          </table:table-cell>
          <table:table-cell office:value-type="string" table:style-name="ce1">
            <text:p>uncalibrated_bins_50_interactive_True_mce vs p_calibrated_nts_bins_50_interactive_True_mce</text:p>
          </table:table-cell>
          <table:table-cell office:value-type="string" table:style-name="ce1">
            <text:p>uncalibrated_bins_50_interactive_False_ece vs p_calibrated_nts_bins_50_interactive_False_ece</text:p>
          </table:table-cell>
          <table:table-cell office:value-type="string" table:style-name="ce1">
            <text:p>uncalibrated_bins_50_interactive_False_netcal_ece vs p_calibrated_nts_bins_50_interactive_False_netcal_ece</text:p>
          </table:table-cell>
          <table:table-cell office:value-type="string" table:style-name="ce1">
            <text:p>uncalibrated_bins_50_interactive_False_mce vs p_calibrated_nts_bins_50_interactive_False_mce</text:p>
          </table:table-cell>
          <table:table-cell office:value-type="string" table:style-name="ce1">
            <text:p>Brier Temp</text:p>
          </table:table-cell>
          <table:table-cell table:number-columns-repeated="16361"/>
        </table:table-row>
        <table:table-row table:style-name="ro1">
          <table:table-cell office:value-type="string" table:style-name="ce3">
            <text:p>paired_t_test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.3872169513501901E-6" table:style-name="ce3">
            <text:p>2,38722E-0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</table:table-row>
        <table:table-row table:style-name="ro1">
          <table:table-cell office:value-type="string" table:style-name="ce3">
            <text:p>wilcox_test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4.5318610611095502E-18" table:style-name="ce3">
            <text:p>4,5318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8.8028100000000006E-14" table:style-name="ce3">
            <text:p>8,80281E-14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8.0238423978781999E-18" table:style-name="ce3">
            <text:p>8,02384E-18</text:p>
          </table:table-cell>
          <table:table-cell office:value-type="float" office:value="3.8965598450958999E-3" table:style-name="ce4">
            <text:p>3,90E-03</text:p>
          </table:table-cell>
          <table:table-cell office:value-type="float" office:value="4.0161556854626999E-18" table:style-name="ce3">
            <text:p>4,01616E-18</text:p>
          </table:table-cell>
          <table:table-cell office:value-type="float" office:value="9.7566227814999995E-10" table:style-name="ce3">
            <text:p>9,75662E-10</text:p>
          </table:table-cell>
          <table:table-cell office:value-type="float" office:value="4.0161556854626999E-18" table:style-name="ce3">
            <text:p>4,01616E-18</text:p>
          </table:table-cell>
          <table:table-cell office:value-type="float" office:value="-1" table:style-name="ce3">
            <text:p>-1</text:p>
          </table:table-cell>
          <table:table-cell office:value-type="float" office:value="4.0161556854626999E-18" table:style-name="ce3">
            <text:p>4,01616E-18</text:p>
          </table:table-cell>
          <table:table-cell office:value-type="float" office:value="4.0161556854626999E-18" table:style-name="ce3">
            <text:p>4,0161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3.89655984509591E-18" table:style-name="ce3">
            <text:p>3,89656E-18</text:p>
          </table:table-cell>
          <table:table-cell office:value-type="float" office:value="1.3173940802528299E-2" table:style-name="ce3">
            <text:p>0,013173941</text:p>
          </table:table-cell>
          <table:table-cell office:value-type="float" office:value="3.8965598450958999E-3" table:style-name="ce4">
            <text:p>3,90E-03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</table:table-row>
        <table:table-row table:style-name="ro1">
          <table:table-cell office:value-type="string" table:style-name="ce1">
            <text:p>p_values for normality_cal</text:p>
          </table:table-cell>
          <table:table-cell office:value-type="float" office:value="0.74121322482881902" table:style-name="ce1">
            <text:p>0,741213225</text:p>
          </table:table-cell>
          <table:table-cell office:value-type="float" office:value="2.2224305711761899E-4" table:style-name="ce1">
            <text:p>0,000222243</text:p>
          </table:table-cell>
          <table:table-cell office:value-type="float" office:value="0.75360730477698601" table:style-name="ce1">
            <text:p>0,753607305</text:p>
          </table:table-cell>
          <table:table-cell office:value-type="float" office:value="2.98872527872776E-2" table:style-name="ce1">
            <text:p>0,029887253</text:p>
          </table:table-cell>
          <table:table-cell office:value-type="float" office:value="0.21630871940284199" table:style-name="ce1">
            <text:p>0,216308719</text:p>
          </table:table-cell>
          <table:table-cell office:value-type="float" office:value="0.31579423237157001" table:style-name="ce1">
            <text:p>0,315794232</text:p>
          </table:table-cell>
          <table:table-cell office:value-type="float" office:value="4.0431526499124598E-5" table:style-name="ce1">
            <text:p>4,04315E-05</text:p>
          </table:table-cell>
          <table:table-cell office:value-type="float" office:value="8.4498598688136403E-2" table:style-name="ce1">
            <text:p>0,084498599</text:p>
          </table:table-cell>
          <table:table-cell office:value-type="float" office:value="8.4498598688134502E-2" table:style-name="ce1">
            <text:p>0,084498599</text:p>
          </table:table-cell>
          <table:table-cell office:value-type="float" office:value="5.8774473074657503E-2" table:style-name="ce1">
            <text:p>0,058774473</text:p>
          </table:table-cell>
          <table:table-cell office:value-type="float" office:value="0.16597487334271899" table:style-name="ce1">
            <text:p>0,165974873</text:p>
          </table:table-cell>
          <table:table-cell office:value-type="float" office:value="1.0120925100000001E-11" table:style-name="ce1">
            <text:p>1,01209E-11</text:p>
          </table:table-cell>
          <table:table-cell office:value-type="float" office:value="0.150167165823726" table:style-name="ce1">
            <text:p>0,150167166</text:p>
          </table:table-cell>
          <table:table-cell office:value-type="float" office:value="1.9371045E-13" table:style-name="ce1">
            <text:p>1,9371E-13</text:p>
          </table:table-cell>
          <table:table-cell office:value-type="float" office:value="7.2915410164958797E-2" table:style-name="ce1">
            <text:p>0,07291541</text:p>
          </table:table-cell>
          <table:table-cell office:value-type="float" office:value="1.2199074499999999E-12" table:style-name="ce1">
            <text:p>1,21991E-12</text:p>
          </table:table-cell>
          <table:table-cell office:value-type="float" office:value="1.06080048E-12" table:style-name="ce1">
            <text:p>1,0608E-12</text:p>
          </table:table-cell>
          <table:table-cell office:value-type="float" office:value="0.25854251242321202" table:style-name="ce1">
            <text:p>0,258542512</text:p>
          </table:table-cell>
          <table:table-cell office:value-type="float" office:value="2.3837835E-13" table:style-name="ce1">
            <text:p>2,38378E-13</text:p>
          </table:table-cell>
          <table:table-cell office:value-type="float" office:value="2.3837835E-13" table:style-name="ce1">
            <text:p>2,38378E-13</text:p>
          </table:table-cell>
          <table:table-cell office:value-type="float" office:value="6.9272475865100495E-5" table:style-name="ce1">
            <text:p>6,92725E-05</text:p>
          </table:table-cell>
          <table:table-cell office:value-type="float" office:value="2.2519378501326999E-4" table:style-name="ce1">
            <text:p>0,00022519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p_values for normality_uncal</text:p>
          </table:table-cell>
          <table:table-cell office:value-type="float" office:value="1.83214272808628E-2" table:style-name="ce1">
            <text:p>0,018321427</text:p>
          </table:table-cell>
          <table:table-cell office:value-type="float" office:value="3.2176469527449899E-3" table:style-name="ce1">
            <text:p>0,003217647</text:p>
          </table:table-cell>
          <table:table-cell office:value-type="float" office:value="6.2564433494000004E-8" table:style-name="ce1">
            <text:p>6,25644E-08</text:p>
          </table:table-cell>
          <table:table-cell office:value-type="float" office:value="0.45802900506529898" table:style-name="ce1">
            <text:p>0,458029005</text:p>
          </table:table-cell>
          <table:table-cell office:value-type="float" office:value="1.4106955748030999E-7" table:style-name="ce1">
            <text:p>1,4107E-07</text:p>
          </table:table-cell>
          <table:table-cell office:value-type="float" office:value="1.1727239867273E-7" table:style-name="ce1">
            <text:p>1,17272E-07</text:p>
          </table:table-cell>
          <table:table-cell office:value-type="float" office:value="4.7147466542573097E-2" table:style-name="ce1">
            <text:p>0,047147467</text:p>
          </table:table-cell>
          <table:table-cell office:value-type="float" office:value="1.6467386673510001E-8" table:style-name="ce1">
            <text:p>1,64674E-08</text:p>
          </table:table-cell>
          <table:table-cell office:value-type="float" office:value="1.6467386673510001E-8" table:style-name="ce1">
            <text:p>1,64674E-08</text:p>
          </table:table-cell>
          <table:table-cell office:value-type="float" office:value="2.40628905966E-4" table:style-name="ce1">
            <text:p>0,000240629</text:p>
          </table:table-cell>
          <table:table-cell office:value-type="float" office:value="1.0021926326919601E-5" table:style-name="ce2">
            <text:p>1,00E-05</text:p>
          </table:table-cell>
          <table:table-cell office:value-type="float" office:value="1.83214272808628E-2" table:style-name="ce1">
            <text:p>0,018321427</text:p>
          </table:table-cell>
          <table:table-cell office:value-type="float" office:value="3.2176469527449899E-3" table:style-name="ce1">
            <text:p>0,003217647</text:p>
          </table:table-cell>
          <table:table-cell office:value-type="float" office:value="6.2564433494000004E-8" table:style-name="ce1">
            <text:p>6,25644E-08</text:p>
          </table:table-cell>
          <table:table-cell office:value-type="float" office:value="0.45802900506529898" table:style-name="ce1">
            <text:p>0,458029005</text:p>
          </table:table-cell>
          <table:table-cell office:value-type="float" office:value="1.4106955748030999E-7" table:style-name="ce1">
            <text:p>1,4107E-07</text:p>
          </table:table-cell>
          <table:table-cell office:value-type="float" office:value="1.1727239867273E-7" table:style-name="ce1">
            <text:p>1,17272E-07</text:p>
          </table:table-cell>
          <table:table-cell office:value-type="float" office:value="4.7147466542573097E-2" table:style-name="ce1">
            <text:p>0,047147467</text:p>
          </table:table-cell>
          <table:table-cell office:value-type="float" office:value="1.6467386673510001E-8" table:style-name="ce1">
            <text:p>1,64674E-08</text:p>
          </table:table-cell>
          <table:table-cell office:value-type="float" office:value="1.6467386673510001E-8" table:style-name="ce1">
            <text:p>1,64674E-08</text:p>
          </table:table-cell>
          <table:table-cell office:value-type="float" office:value="2.40628905966E-4" table:style-name="ce1">
            <text:p>0,000240629</text:p>
          </table:table-cell>
          <table:table-cell office:value-type="float" office:value="1.0021926326919601E-5" table:style-name="ce2">
            <text:p>1,00E-05</text:p>
          </table:table-cell>
          <table:table-cell table:number-columns-repeated="1636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Xhulja Shahini</dc:creator>
    <dc:date>2025-09-09T12:16:24Z</dc:date>
    <meta:editing-cycles>1</meta:editing-cycles>
    <meta:editing-duration>PT0S</meta:editing-duration>
  </office:meta>
</office:document-meta>
</file>